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 officeooo:paragraph-rsid="0009ec86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 officeooo:paragraph-rsid="00109f65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 officeooo:rsid="000acebb" officeooo:paragraph-rsid="000acebb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 officeooo:rsid="0025bb87" officeooo:paragraph-rsid="0025b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0acebb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0f41cd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109f65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09ec86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paragraph-rsid="00118f15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officeooo:paragraph-rsid="0012bd11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officeooo:paragraph-rsid="0015b138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officeooo:paragraph-rsid="001a7c96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officeooo:paragraph-rsid="0016a60c"/>
    </style:style>
    <style:style style:name="P15" style:family="paragraph" style:parent-style-name="Text_20_body">
      <style:paragraph-properties fo:line-height="115%" fo:text-align="start" style:justify-single-word="false" style:writing-mode="lr-tb"/>
      <style:text-properties officeooo:rsid="001f359b" officeooo:paragraph-rsid="001f359b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officeooo:rsid="0025bb87" officeooo:paragraph-rsid="0025bb87"/>
    </style:style>
    <style:style style:name="P17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style:use-window-font-color="true" style:font-name="Liberation Serif" fo:font-size="12pt" fo:language="hu" fo:country="HU" officeooo:rsid="001f359b" officeooo:paragraph-rsid="001f359b" style:letter-kerning="true" style:font-name-asian="Arial Unicode MS" style:font-size-asian="12pt" style:language-asian="hi" style:country-asian="IN" style:font-name-complex="Liberation Serif1" style:font-size-complex="12pt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0acebb"/>
    </style:style>
    <style:style style:name="T3" style:family="text">
      <style:text-properties style:font-name="Liberation Serif" fo:language="hu" fo:country="HU" officeooo:rsid="000be5c8"/>
    </style:style>
    <style:style style:name="T4" style:family="text">
      <style:text-properties style:font-name="Liberation Serif" fo:language="hu" fo:country="HU" officeooo:rsid="000d4208"/>
    </style:style>
    <style:style style:name="T5" style:family="text">
      <style:text-properties style:font-name="Liberation Serif" fo:language="hu" fo:country="HU" officeooo:rsid="000f41cd"/>
    </style:style>
    <style:style style:name="T6" style:family="text">
      <style:text-properties style:font-name="Liberation Serif" fo:language="hu" fo:country="HU" officeooo:rsid="001086e8"/>
    </style:style>
    <style:style style:name="T7" style:family="text">
      <style:text-properties style:font-name="Liberation Serif" fo:language="hu" fo:country="HU" officeooo:rsid="00109f65"/>
    </style:style>
    <style:style style:name="T8" style:family="text">
      <style:text-properties style:font-name="Liberation Serif" fo:language="hu" fo:country="HU" officeooo:rsid="00118f15"/>
    </style:style>
    <style:style style:name="T9" style:family="text">
      <style:text-properties style:font-name="Liberation Serif" fo:language="hu" fo:country="HU" officeooo:rsid="0018d14d"/>
    </style:style>
    <style:style style:name="T10" style:family="text">
      <style:text-properties style:font-name="Liberation Serif" fo:language="hu" fo:country="HU" officeooo:rsid="001a7c96"/>
    </style:style>
    <style:style style:name="T11" style:family="text">
      <style:text-properties style:font-name="Liberation Serif" fo:language="hu" fo:country="HU" officeooo:rsid="00247858"/>
    </style:style>
    <style:style style:name="T12" style:family="text">
      <style:text-properties style:font-name="Liberation Serif" fo:language="hu" fo:country="HU" officeooo:rsid="0025bb87"/>
    </style:style>
    <style:style style:name="T13" style:family="text">
      <style:text-properties style:font-name="Liberation Serif" fo:language="hu" fo:country="HU" officeooo:rsid="0012bd11"/>
    </style:style>
    <style:style style:name="T14" style:family="text">
      <style:text-properties style:font-name="Liberation Serif" fo:language="hu" fo:country="HU" officeooo:rsid="00272a46"/>
    </style:style>
    <style:style style:name="T15" style:family="text">
      <style:text-properties style:font-name="Liberation Serif" fo:language="hu" fo:country="HU" officeooo:rsid="0029ab59"/>
    </style:style>
    <style:style style:name="T16" style:family="text">
      <style:text-properties style:font-name="Liberation Serif" fo:language="hu" fo:country="HU" fo:font-style="italic" officeooo:rsid="000acebb" style:font-style-asian="italic" style:font-style-complex="italic"/>
    </style:style>
    <style:style style:name="T17" style:family="text">
      <style:text-properties style:font-name="Liberation Serif" fo:language="hu" fo:country="HU" officeooo:rsid="002b2245"/>
    </style:style>
    <style:style style:name="T18" style:family="text">
      <style:text-properties style:font-name="Liberation Serif" fo:language="hu" fo:country="HU" officeooo:rsid="002b981a"/>
    </style:style>
    <style:style style:name="T19" style:family="text">
      <style:text-properties style:font-name="Liberation Serif" fo:language="hu" fo:country="HU" officeooo:rsid="002c521e"/>
    </style:style>
    <style:style style:name="T20" style:family="text">
      <style:text-properties style:font-name="Liberation Serif" fo:language="hu" fo:country="HU" officeooo:rsid="002e32be"/>
    </style:style>
    <style:style style:name="T21" style:family="text">
      <style:text-properties style:font-name="Liberation Serif" fo:language="hu" fo:country="HU" officeooo:rsid="002f1821"/>
    </style:style>
    <style:style style:name="T22" style:family="text">
      <style:text-properties style:font-name="Liberation Serif" fo:language="hu" fo:country="HU" officeooo:rsid="001cfb99"/>
    </style:style>
    <style:style style:name="T23" style:family="text">
      <style:text-properties style:font-name="Liberation Serif" fo:language="hu" fo:country="HU" officeooo:rsid="00312a5a"/>
    </style:style>
    <style:style style:name="T24" style:family="text">
      <style:text-properties style:font-name="Liberation Serif" fo:language="hu" fo:country="HU" officeooo:rsid="00312fbe"/>
    </style:style>
    <style:style style:name="T25" style:family="text">
      <style:text-properties style:font-name="Liberation Serif" fo:language="hu" fo:country="HU" style:text-underline-style="solid" style:text-underline-width="auto" style:text-underline-color="font-color" officeooo:rsid="00109f65"/>
    </style:style>
    <style:style style:name="T26" style:family="text">
      <style:text-properties style:use-window-font-color="true" style:font-name="Liberation Serif" fo:font-size="12pt" fo:language="hu" fo:country="HU" style:letter-kerning="true" style:font-name-asian="Arial Unicode MS" style:font-size-asian="12pt" style:language-asian="hi" style:country-asian="IN" style:font-name-complex="Liberation Serif1" style:font-size-complex="12pt"/>
    </style:style>
    <style:style style:name="T27" style:family="text">
      <style:text-properties style:use-window-font-color="true" style:font-name="Liberation Serif" fo:font-size="12pt" fo:language="hu" fo:country="HU" officeooo:rsid="000acebb" style:letter-kerning="true" style:font-name-asian="Arial Unicode MS" style:font-size-asian="12pt" style:language-asian="hi" style:country-asian="IN" style:font-name-complex="Liberation Serif1" style:font-size-complex="12pt"/>
    </style:style>
    <style:style style:name="T28" style:family="text">
      <style:text-properties style:use-window-font-color="true" style:font-name="Liberation Serif" fo:font-size="12pt" fo:language="hu" fo:country="HU" officeooo:rsid="000d4208" style:letter-kerning="true" style:font-name-asian="Arial Unicode MS" style:font-size-asian="12pt" style:language-asian="hi" style:country-asian="IN" style:font-name-complex="Liberation Serif1" style:font-size-complex="12pt"/>
    </style:style>
    <style:style style:name="T29" style:family="text">
      <style:text-properties style:use-window-font-color="true" style:font-name="Liberation Serif" fo:font-size="12pt" fo:language="hu" fo:country="HU" officeooo:rsid="000f41cd" style:letter-kerning="true" style:font-name-asian="Arial Unicode MS" style:font-size-asian="12pt" style:language-asian="hi" style:country-asian="IN" style:font-name-complex="Liberation Serif1" style:font-size-complex="12pt"/>
    </style:style>
    <style:style style:name="T30" style:family="text">
      <style:text-properties style:use-window-font-color="true" style:font-name="Liberation Serif" fo:font-size="12pt" fo:language="hu" fo:country="HU" officeooo:rsid="001086e8" style:letter-kerning="true" style:font-name-asian="Arial Unicode MS" style:font-size-asian="12pt" style:language-asian="hi" style:country-asian="IN" style:font-name-complex="Liberation Serif1" style:font-size-complex="12pt"/>
    </style:style>
    <style:style style:name="T31" style:family="text">
      <style:text-properties style:use-window-font-color="true" style:font-name="Liberation Serif" fo:font-size="12pt" fo:language="hu" fo:country="HU" officeooo:rsid="00109f65" style:letter-kerning="true" style:font-name-asian="Arial Unicode MS" style:font-size-asian="12pt" style:language-asian="hi" style:country-asian="IN" style:font-name-complex="Liberation Serif1" style:font-size-complex="12pt"/>
    </style:style>
    <style:style style:name="T32" style:family="text">
      <style:text-properties style:use-window-font-color="true" style:font-name="Liberation Serif" fo:font-size="12pt" fo:language="hu" fo:country="HU" officeooo:rsid="00118f15" style:letter-kerning="true" style:font-name-asian="Arial Unicode MS" style:font-size-asian="12pt" style:language-asian="hi" style:country-asian="IN" style:font-name-complex="Liberation Serif1" style:font-size-complex="12pt"/>
    </style:style>
    <style:style style:name="T33" style:family="text">
      <style:text-properties style:use-window-font-color="true" style:font-name="Liberation Serif" fo:font-size="12pt" fo:language="hu" fo:country="HU" officeooo:rsid="0012bd11" style:letter-kerning="true" style:font-name-asian="Arial Unicode MS" style:font-size-asian="12pt" style:language-asian="hi" style:country-asian="IN" style:font-name-complex="Liberation Serif1" style:font-size-complex="12pt"/>
    </style:style>
    <style:style style:name="T34" style:family="text">
      <style:text-properties style:use-window-font-color="true" style:font-name="Liberation Serif" fo:font-size="12pt" fo:language="hu" fo:country="HU" officeooo:rsid="00143fdf" style:letter-kerning="true" style:font-name-asian="Arial Unicode MS" style:font-size-asian="12pt" style:language-asian="hi" style:country-asian="IN" style:font-name-complex="Liberation Serif1" style:font-size-complex="12pt"/>
    </style:style>
    <style:style style:name="T35" style:family="text">
      <style:text-properties style:use-window-font-color="true" style:font-name="Liberation Serif" fo:font-size="12pt" fo:language="hu" fo:country="HU" officeooo:rsid="0015b138" style:letter-kerning="true" style:font-name-asian="Arial Unicode MS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style:font-name="Liberation Serif" fo:font-size="12pt" fo:language="hu" fo:country="HU" officeooo:rsid="0016a60c" style:letter-kerning="true" style:font-name-asian="Arial Unicode MS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style:font-name="Liberation Serif" fo:font-size="12pt" fo:language="hu" fo:country="HU" officeooo:rsid="001db5f0" style:letter-kerning="true" style:font-name-asian="Arial Unicode MS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style:font-name="Liberation Serif" fo:font-size="12pt" fo:language="hu" fo:country="HU" officeooo:rsid="001e8b67" style:letter-kerning="true" style:font-name-asian="Arial Unicode MS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style:font-name="Liberation Serif" fo:font-size="12pt" fo:language="hu" fo:country="HU" officeooo:rsid="001f4630" style:letter-kerning="true" style:font-name-asian="Arial Unicode MS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style:font-name="Liberation Serif" fo:font-size="12pt" fo:language="hu" fo:country="HU" officeooo:rsid="001faba2" style:letter-kerning="true" style:font-name-asian="Arial Unicode MS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style:font-name="Liberation Serif" fo:font-size="12pt" fo:language="hu" fo:country="HU" officeooo:rsid="00213678" style:letter-kerning="true" style:font-name-asian="Arial Unicode MS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style:font-name="Liberation Serif" fo:font-size="12pt" fo:language="hu" fo:country="HU" officeooo:rsid="00227060" style:letter-kerning="true" style:font-name-asian="Arial Unicode MS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style:font-name="Liberation Serif" fo:font-size="12pt" fo:language="hu" fo:country="HU" officeooo:rsid="0024e44b" style:letter-kerning="true" style:font-name-asian="Arial Unicode MS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style:font-name="Liberation Serif" fo:font-size="12pt" fo:language="hu" fo:country="HU" officeooo:rsid="0025bb87" style:letter-kerning="true" style:font-name-asian="Arial Unicode MS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style:font-name="Liberation Serif" fo:font-size="12pt" fo:language="hu" fo:country="HU" officeooo:rsid="0028d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style:font-name="Liberation Serif" fo:font-size="12pt" fo:language="hu" fo:country="HU" officeooo:rsid="0029ab59" style:letter-kerning="true" style:font-name-asian="Arial Unicode MS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style:font-name="Liberation Serif" fo:font-size="12pt" fo:language="hu" fo:country="HU" officeooo:rsid="002aa0f1" style:letter-kerning="true" style:font-name-asian="Arial Unicode MS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style:font-name="Liberation Serif" fo:font-size="12pt" fo:language="hu" fo:country="HU" officeooo:rsid="002b2245" style:letter-kerning="true" style:font-name-asian="Arial Unicode MS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style:font-name="Liberation Serif" fo:font-size="12pt" fo:language="hu" fo:country="HU" officeooo:rsid="002b981a" style:letter-kerning="true" style:font-name-asian="Arial Unicode MS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style:font-name="Liberation Serif" fo:font-size="12pt" fo:language="hu" fo:country="HU" officeooo:rsid="002c521e" style:letter-kerning="true" style:font-name-asian="Arial Unicode MS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style:font-name="Liberation Serif" fo:font-size="12pt" fo:language="hu" fo:country="HU" officeooo:rsid="002f1821" style:letter-kerning="true" style:font-name-asian="Arial Unicode MS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style:font-name="Liberation Serif" fo:font-size="12pt" fo:language="hu" fo:country="HU" officeooo:rsid="001cfb99" style:letter-kerning="true" style:font-name-asian="Arial Unicode MS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style:font-name="Liberation Serif" fo:font-size="12pt" fo:language="hu" fo:country="HU" officeooo:rsid="00312a5a" style:letter-kerning="true" style:font-name-asian="Arial Unicode MS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style:font-name="Liberation Serif" fo:font-size="12pt" fo:language="hu" fo:country="HU" officeooo:rsid="00312fbe" style:letter-kerning="true" style:font-name-asian="Arial Unicode MS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style:font-name="Liberation Serif" fo:font-size="12pt" fo:language="hu" fo:country="HU" officeooo:rsid="003401e6" style:letter-kerning="true" style:font-name-asian="Arial Unicode MS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style:font-name="Liberation Serif" fo:font-size="12pt" fo:language="hu" fo:country="HU" fo:font-weight="bold" officeooo:rsid="0012bd11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57" style:family="text">
      <style:text-properties style:use-window-font-color="true" style:font-name="Liberation Serif" fo:font-size="12pt" fo:language="hu" fo:country="HU" fo:font-weight="bold" officeooo:rsid="0016a60c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58" style:family="text">
      <style:text-properties style:use-window-font-color="true" style:font-name="Liberation Serif" fo:font-size="12pt" fo:language="hu" fo:country="HU" fo:font-weight="bold" officeooo:rsid="00312fbe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59" style:family="text">
      <style:text-properties style:use-window-font-color="true" style:font-name="Liberation Serif" fo:font-size="12pt" fo:language="hu" fo:country="HU" fo:font-style="italic" officeooo:rsid="00213678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60" style:family="text">
      <style:text-properties style:use-window-font-color="true" style:font-name="Liberation Serif" fo:font-size="12pt" fo:language="hu" fo:country="HU" fo:font-style="italic" officeooo:rsid="0015b138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61" style:family="text">
      <style:text-properties style:use-window-font-color="true" style:font-name="Liberation Serif" fo:font-size="12pt" fo:language="hu" fo:country="HU" fo:font-style="italic" officeooo:rsid="00312fbe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62" style:family="text">
      <style:text-properties style:use-window-font-color="true" style:font-name="Liberation Serif" fo:font-size="12pt" fo:language="hu" fo:country="HU" style:text-underline-style="solid" style:text-underline-width="auto" style:text-underline-color="font-color" officeooo:rsid="00118f15" style:letter-kerning="true" style:font-name-asian="Arial Unicode MS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style:font-name="Liberation Serif" fo:font-size="12pt" fo:language="hu" fo:country="HU" fo:font-weight="normal" officeooo:rsid="002aa0f1" style:letter-kerning="true" style:font-name-asian="Arial Unicode MS" style:font-size-asian="12pt" style:language-asian="hi" style:country-asian="IN" style:font-weight-asian="normal" style:font-name-complex="Liberation Serif1" style:font-size-complex="12pt" style:font-weight-complex="normal"/>
    </style:style>
    <style:style style:name="T64" style:family="text">
      <style:text-properties officeooo:rsid="00084ed8"/>
    </style:style>
    <style:style style:name="T65" style:family="text">
      <style:text-properties officeooo:rsid="000f41cd"/>
    </style:style>
    <style:style style:name="T66" style:family="text">
      <style:text-properties officeooo:rsid="00109f65"/>
    </style:style>
    <style:style style:name="T67" style:family="text">
      <style:text-properties officeooo:rsid="00118f15"/>
    </style:style>
    <style:style style:name="T68" style:family="text">
      <style:text-properties officeooo:rsid="001d8662"/>
    </style:style>
    <style:style style:name="T69" style:family="text">
      <style:text-properties officeooo:rsid="00243e1f"/>
    </style:style>
    <style:style style:name="T70" style:family="text">
      <style:text-properties officeooo:rsid="0029ab59"/>
    </style:style>
    <style:style style:name="T71" style:family="text">
      <style:text-properties officeooo:rsid="002b98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"Nincsenek titkaim" - Privacy az interneten</text:p>
      <text:p text:style-name="P1"><text:span text:style-name="T64">4</text:span>. rész: <text:span text:style-name="T65">Profilépítés, metaadatok, kényelem</text:span></text:p>
      <text:p text:style-name="P6"><text:span text:style-name="T2">Az előző részben a közösségi oldalak különböző trükkjeiről </text:span><text:span text:style-name="T27">ejtettünk szót</text:span><text:span text:style-name="T2">, </text:span><text:span text:style-name="T27">amelyekkel</text:span><text:span text:style-name="T2"> tartalomgyártásra, megosztásokra vesznek rá bennünket, például a nárcizmusunk megpiszkálásával, </text:span><text:span text:style-name="T19">vagy </text:span><text:span text:style-name="T2">ismerőseink idillinek hazudott életpillanatainak </text:span><text:span text:style-name="T27">f</text:span><text:span text:style-name="T50">elvillantásával</text:span><text:span text:style-name="T2">.</text:span></text:p>
      <text:p text:style-name="P4"/>
      <text:h text:style-name="Heading_20_3" text:outline-level="3">Profilépítés</text:h>
      <text:p text:style-name="P7"><text:span text:style-name="T2">A fent említett adatok gyűjtése nem ész nélkül, hanem személyekhez rendelve </text:span><text:span text:style-name="T27">tö</text:span><text:span text:style-name="T29">rténik</text:span><text:span text:style-name="T2">. Képzeljünk el egy </text:span><text:span text:style-name="T5">fiktív</text:span><text:span text:style-name="T2"> filmsorozat szereplő</text:span><text:span text:style-name="T20">jét</text:span><text:span text:style-name="T2">, </text:span><text:span text:style-name="T5">akit mi alkotunk meg, </text:span><text:span text:style-name="T2">akinek személyiséget, háttértörténetet adunk, fényképeket, </text:span><text:span text:style-name="T5">videókat</text:span><text:span text:style-name="T2"> készítünk róla, majd elindítjuk a történetét, amely minden epizód </text:span><text:span text:style-name="T27">e</text:span><text:span text:style-name="T29">seményeivel</text:span><text:span text:style-name="T2"> árnyalja, mélyíti a karakter jellemét, lelki és fizikai tulajdonságainak megismerését. A harmadik évadra már ismerjük apró gesztusait, rezdüléseit, ismerettségi körét, szokásait.</text:span></text:p>
      <text:p text:style-name="P4">Hát nagyjából így – fokozatosan – épít rólunk hasonló karakterprofilt a Facebook, <text:span text:style-name="T71">a Google</text:span> és a többi közösségi oldal. Az adatot ehhez pedig mi szolgáltatjuk – <text:span text:style-name="T69">folyamatosan frissen tartva azt az újabb megosztásainkkal, tartalomgyártásunkkal</text:span>.</text:p>
      <text:p text:style-name="P13"><text:span text:style-name="T2">Megdöbbentő, de kutatások szerint a Facebook – </text:span><text:span text:style-name="T3">amennyiben már legalább pár hónapja rendszeresen használjuk –</text:span><text:span text:style-name="T2"> jobban é</text:span><text:span text:style-name="T18">s</text:span><text:span text:style-name="T2"> mélyebben ismer </text:span><text:span text:style-name="T9">bennünket</text:span><text:span text:style-name="T2">, mint bármelyik rokonunk – beleértve a szüleinket is. Ismeri fizikai, lelki, mentális egészségi állapotunkat, politikai, világnézeti beállítottságunkat, szerelmi életünket, szexuális irányultságunkat, családi státuszunkat, </text:span><text:span text:style-name="T4">baráti körü</text:span><text:span text:style-name="T11">nk</text:span><text:span text:style-name="T4">et, </text:span><text:span text:style-name="T2">félelmeinket, hobbijainkat.</text:span></text:p>
      <text:p text:style-name="P13"><text:span text:style-name="T27">A </text:span><text:span text:style-name="T43">profil összeállítását egyrészt</text:span><text:span text:style-name="T2"> a </text:span><text:span text:style-name="T18">közösségi</text:span><text:span text:style-name="T2"> </text:span><text:span text:style-name="T27">p</text:span><text:span text:style-name="T51">ortálokon</text:span><text:span text:style-name="T2"> végzett tevékenységünk segíti, mint oldalak kedvelése, kommentelés </text:span><text:span text:style-name="T18">(és</text:span><text:span text:style-name="T2"> annak gyakorisága</text:span><text:span text:style-name="T18">)</text:span><text:span text:style-name="T2">, </text:span><text:span text:style-name="T27">k</text:span><text:span text:style-name="T28">ommentek</text:span><text:span text:style-name="T2"> tartalma, </text:span><text:span text:style-name="T10">sőt hogy hány másodpercig időzünk egy cikk felett míg – akár megnyitás nélkül – továbbgörgetünk a hírfolyamban</text:span><text:span text:style-name="T2">. </text:span><text:span text:style-name="T6">Másrészt </text:span><text:span text:style-name="T10">gazdag profil információkat adnak </text:span><text:span text:style-name="T6">megosztásaink (</text:span><text:span text:style-name="T30">szöveg, fényképek, videók), ismerősök, helyszínek megjelölése, illetve csevegéseink tartalma, valamint... a nemrég kipattant sokadik botrányból kiderült, hogy </text:span><text:span text:style-name="T51">esetenként</text:span><text:span text:style-name="T30"> hang- és videóhívásaink tartalma is: a gép</text:span><text:span text:style-name="T49">i algoritmusok</text:span><text:span text:style-name="T30"> által g</text:span><text:span text:style-name="T49">enerált</text:span><text:span text:style-name="T30"> hang</text:span><text:span text:style-name="T51">ról</text:span><text:span text:style-name="T30">-szöveg</text:span><text:span text:style-name="T51">re készült</text:span><text:span text:style-name="T30"> leiratok </text:span><text:span text:style-name="T49">egy részét</text:span><text:span text:style-name="T30"> emberi operátorok dolgozták fel, így pontosítva és javítva a gépi elemzést..</text:span></text:p>
      <text:p text:style-name="P7"><text:span text:style-name="T22">Más, de fontos aspektus, hogy egy rokonunk sincs annyira </text:span><text:span text:style-name="T52">t</text:span><text:span text:style-name="T51">isztában</text:span><text:span text:style-name="T22"> a kapcsolati hálónkkal, egyes ismerőseinkhez fűződő kapcsolat</text:span><text:span text:style-name="T17">aink</text:span><text:span text:style-name="T22"> mélységé</text:span><text:span text:style-name="T18">vel</text:span><text:span text:style-name="T22">, mint </text:span><text:span text:style-name="T18">például a</text:span><text:span text:style-name="T22"> Facebook.</text:span></text:p>
      <text:p text:style-name="P7"><text:span text:style-name="T5">Rendkívül kényelmes, de annál károsabb a </text:span><text:span text:style-name="T2">"</text:span><text:span text:style-name="T16">Bejelentkezés Facebook</text:span><text:span text:style-name="T2">"-kal, "</text:span><text:span text:style-name="T16">bejelentkezés Google azonosítóval</text:span><text:span text:style-name="T2">" </text:span><text:span text:style-name="T5">funckiók használata internetes híroldalakon, </text:span><text:span text:style-name="T21">online áruházakban, </text:span><text:span text:style-name="T5">ételrendelő </text:span><text:span text:style-name="T21">és</text:span><text:span text:style-name="T5"> egyéb szolgáltatásokat kínáló oldalakon. Ilyenkor még ezeket a </text:span><text:span text:style-name="T2">különböző tevékenység</text:span><text:span text:style-name="T5">einket is bekötjük </text:span><text:span text:style-name="T6">az említett közösségi cégek </text:span><text:span text:style-name="T21">adatgyűjtő tevékenysége </text:span><text:span text:style-name="T6">alá, </text:span><text:span text:style-name="T21">így</text:span><text:span text:style-name="T6"> </text:span><text:span text:style-name="T5">még </text:span><text:span text:style-name="T2">komplexebb profil készül</text:span><text:span text:style-name="T5">het rólunk – </text:span><text:span text:style-name="T17">akár már </text:span><text:span text:style-name="T5">táplálkozási, hírfogyasztási, </text:span><text:span text:style-name="T21">vásárlási, </text:span><text:span text:style-name="T6">hobbi</text:span><text:span text:style-name="T5"> é</text:span><text:span text:style-name="T17">s egyéb </text:span><text:span text:style-name="T5">szokásaink</text:span><text:span text:style-name="T29">k</text:span><text:span text:style-name="T48">al kiegészülve</text:span><text:span text:style-name="T5">.</text:span></text:p>
      <text:h text:style-name="Heading_20_3" text:outline-level="3"><text:soft-page-break/>Kereskedelem</text:h>
      <text:p text:style-name="P8"><text:span text:style-name="T7">A jól felépített profilokat lehet – a korábbi cikkben már említett – célzott reklámokat vásárló cégek számára értékesíteni, vagy mint friss adatbázist egyszerűen eladni – ez utóbbi nem mindig legális, de </text:span><text:span text:style-name="T31">t</text:span><text:span text:style-name="T53">alán</text:span><text:span text:style-name="T7"> emlékszünk 2016-ra: a Facebook a </text:span><text:span text:style-name="T2">Cambridge Analytica </text:span><text:span text:style-name="T7">elemzőcég számára ad</text:span><text:span text:style-name="T23">ta</text:span><text:span text:style-name="T7"> el nagy mennyiségű Egyesült Államokban élő felhasználó adatait, akik aztán azt az elnökválasztási kampányban felhasználták és a profiljuk alapján összeesküvésre hajlamos, könnyen befolyásolhatónak ítélt embereket célzott álhírekkel árasztották el hirdetés formájában, így jelentősen befolyásolva a választás kimenetelét. A Facebook rekord összegű büntetést fizetett, de a csontvázak szinte havonta potyognak azóta is, újabb és újabb botrányok rázzák meg </text:span><text:span text:style-name="T23">a céget</text:span><text:span text:style-name="T7">.</text:span></text:p>
      <text:p text:style-name="P8"><text:span text:style-name="T7">A </text:span><text:span text:style-name="T31">megvásárolt profil-</text:span><text:span text:style-name="T7">adatbázisok egyik kellemetlen tulajdonsága, hogy néha elég jó össze is kapcsolhatóak. Például egy telekom cég adatbázisa híváslistákkal és a Facebook profil adatbázisa, amennyiben van közös „</text:span><text:span text:style-name="T31">k</text:span><text:span text:style-name="T54">apocs</text:span><text:span text:style-name="T7">”, mint például a telefonszám, amit sokan olyan természetesen írnak be a Facebook adatlapjukra, mintha egy hivatalos okiratot töltenének ki.</text:span></text:p>
      <text:p text:style-name="P16"><text:span text:style-name="T7">D</text:span><text:span text:style-name="T1">e nem csak a közösségi oldalakat „etetjük” adatokkal, amelyek utána kereskedelmi forgalomba kerülnek – gondoljunk a DNS vizsgálatot végző családfakutató oldalak adatbázisaira, ahova önként adja be minden kíváncsi egyén a DNS mintáját, </text:span><text:span text:style-name="T24">amit aztán magáncégek, vagy kormányzati szervek boldogan átvesznek.</text:span></text:p>
      <text:p text:style-name="P5">Az összekapcsolt adatbázisok egyik kellemetlen példája mikor diktatórikusabb államok civil aktivistákat tudnak vegzálni a róluk begyűjtött rendkívül részletes adatokkal, egészségi problémáik kihasználásával, célzott adóellenőrzések végzésével.</text:p>
      <text:h text:style-name="Heading_20_3" text:outline-level="3"><text:span text:style-name="T7">G</text:span><text:span text:style-name="T1">ondolati szabadság</text:span></text:h>
      <text:p text:style-name="P11"><text:span text:style-name="T13">Említettük az előző részben </text:span><text:span text:style-name="T14">a </text:span><text:span text:style-name="T13">c</text:span><text:span text:style-name="T12">e</text:span><text:span text:style-name="T13">nzúrá</text:span><text:span text:style-name="T12">t és hogy a közösségi szolgáltatók </text:span><text:span text:style-name="T33">e</text:span><text:span text:style-name="T44">gyéni döntése annak kezelés</text:span><text:span text:style-name="T45">i módja – </text:span><text:span text:style-name="T44">kvázi önkéntes rendőrként tevékenyked</text:span><text:span text:style-name="T54">nek</text:span><text:span text:style-name="T44"> egy </text:span><text:span text:style-name="T45">amúgy </text:span><text:span text:style-name="T44">közös kommunikációs térben. Ennek sokszor súlyos kultúrális következményei vannak: az ö</text:span><text:span text:style-name="T7">ncenzúra kialakulása, </text:span><text:span text:style-name="T12">mikor a szerző – feladva saját gondolati szabadságát</text:span><text:span text:style-name="T7"> – </text:span><text:span text:style-name="T12">elküldés előtt átfogalmazza mondandóját, hogy az ne essen áldozatul a legtöbbször automatikus cenzúrának – így a </text:span><text:span text:style-name="T7">szabad gondolkodás</text:span><text:span text:style-name="T24">á</text:span><text:span text:style-name="T15">t szorítva korlátok közé</text:span><text:span text:style-name="T12">. A r</text:span><text:span text:style-name="T7">ebellis gondolatok születésük pillanatában karanténba záródnak, elhalnak, ez megöli </text:span><text:span text:style-name="T12">pedig </text:span><text:span text:style-name="T7">a progressziót, </text:span><text:span text:style-name="T12">hisz ami új és forradalmi az a múltban is sokszor a legalitás határán kívül esett.</text:span></text:p>
      <text:h text:style-name="Heading_20_3" text:outline-level="3">Metaadatok</text:h>
      <text:p text:style-name="P8"><text:span text:style-name="T7">Sokszor előkerül a fogalom, de mik is ezek? A titkosított kommunikáció (erről lesz még szó) örvendetes előtörésével nem oldódott meg minden problémánk. Például nyomozó hatóságoknak sokszor nincs is szükségük a kommunikáció (pl. beszélgetés vagy csevegés) valós tartalmára, mert az ún. metaadatok kellő információt, </text:span><text:span text:style-name="T25">kontextust</text:span><text:span text:style-name="T7"> nyújtanak. Lássunk </text:span><text:span text:style-name="T31">p</text:span><text:span text:style-name="T54">ár</text:span><text:span text:style-name="T7"> példát:</text:span></text:p>
      <text:p text:style-name="P3">Telefonhívás metaadat: <text:span text:style-name="T66">ki a </text:span>hívó fél, <text:span text:style-name="T67">ki a </text:span>hívott fél, <text:span text:style-name="T66">mi a hívás </text:span>időpont<text:span text:style-name="T66">ja</text:span>, <text:span text:style-name="T66">mekkora a </text:span>beszélgetés időtartama, hívások gyakorisága <text:span text:style-name="T66">(napi/heti/havi). Ezeket az adatokat a telekommunikációs szolgáltató törvényben rögzített kötelessége minden előfizetőről 5 évig tárolni.</text:span></text:p>
      <text:p text:style-name="P9"><text:span text:style-name="T31">Csevegés</text:span><text:span text:style-name="T1"> metaadat: ki, mikor, kinek/kiknek, milyen gyakorisággal </text:span><text:span text:style-name="T24">küldött üzenetet</text:span><text:span text:style-name="T1">, mekkora adatmennyiséget </text:span><text:span text:style-name="T54">forgalmazott</text:span><text:span text:style-name="T1">. Kapcsolati hálóból személyek közelségére következtetés. </text:span><text:span text:style-name="T8">Például a </text:span><text:soft-page-break/><text:span text:style-name="T8">Whatsapp (Facebook tulajdona) már pár éve titkosítást használ, mégis gyűjt rólunk adatot – metaadatok formájában, ami </text:span><text:span text:style-name="T15">megint csak </text:span><text:span text:style-name="T46">személyes adatainkkal való </text:span><text:span text:style-name="T54">durva </text:span><text:span text:style-name="T46">visszaélés</text:span><text:span text:style-name="T8">.</text:span></text:p>
      <text:p text:style-name="P2">Inte<text:span text:style-name="T70">rn</text:span>et szolgáltató metaadatai: <text:span text:style-name="T67">az előfizető </text:span>mikor milyen oldalt látogatott meg, milyen szerverhez / eszközhöz kapcsolódott, mennyi adatot forgalmazott, mennyi ideig.</text:p>
      <text:p text:style-name="P9"><text:span text:style-name="T1">Amerikában </text:span><text:span text:style-name="T32">e</text:span><text:span text:style-name="T54">gyes </text:span><text:span text:style-name="T24">metaadat-adatbázisok kereskedelmét 2017-ben</text:span><text:span text:style-name="T1"> monetizálták </text:span><text:span text:style-name="T8">(!)</text:span><text:span text:style-name="T1">, megvehetőek </text:span><text:span text:style-name="T8">bizonyos szolgáltatók (pl. netszolgáltatók)</text:span><text:span text:style-name="T1"> </text:span><text:span text:style-name="T54">így begyűjtött adatai</text:span><text:span text:style-name="T8">..</text:span></text:p>
      <text:h text:style-name="Heading_20_3" text:outline-level="3">Kényelem é<text:span text:style-name="T68">s a Nagy Kérdés</text:span></text:h>
      <text:p text:style-name="P10"><text:span text:style-name="T8">Furcsa lezárása lesz a cikksorozat elméleti részének, de </text:span><text:span text:style-name="T32">ezen áll vagy bukik, hogy az olvasóban cselekvést is kivált -e amit megértett (remélhetőleg), vagy az első részben taglalt kognitív disszonancia redukció </text:span><text:span text:style-name="T33">valamelyik technikájával meggyőz</text:span><text:span text:style-name="T34">i</text:span><text:span text:style-name="T33"> magá</text:span><text:span text:style-name="T34">t</text:span><text:span text:style-name="T33">, miért nem is olyan fontos ez. Ezért volt a hosszú felvezetés, a technikai háttéren kívül a társadalmi, közösségi – egyéni érdekeken átnyúló – személet bemutatása is. Mert, ha hiszünk benne, hogy ez fontos, akkor... </text:span><text:span text:style-name="T56">talán képesek leszünk lemondani a kényelmünk egy kis részéről, hogy a személyes adatainkhoz, magánéletünkhöz való jogunkat érvényesítsük</text:span><text:span text:style-name="T33">.</text:span></text:p>
      <text:p text:style-name="P11"><text:span text:style-name="T33">É</text:span><text:span text:style-name="T34">s a cikk szerzőjének tapasztalata szerint </text:span><text:span text:style-name="T54">EZ</text:span><text:span text:style-name="T34"> </text:span><text:span text:style-name="T54">(</text:span><text:span text:style-name="T47">a </text:span><text:span text:style-name="T63">kényelem</text:span><text:span text:style-name="T58">)</text:span><text:span text:style-name="T47"> –</text:span><text:span text:style-name="T34"> az, amihez egészen elképzelhetetlenül erősen ragaszkodunk. A k</text:span><text:span text:style-name="T32">ényelem minden má</text:span><text:span text:style-name="T34">s </text:span><text:span text:style-name="T37">szempontot</text:span><text:span text:style-name="T34"> túllicitál.</text:span><text:span text:style-name="T32"> </text:span><text:span text:style-name="T34">A</text:span><text:span text:style-name="T54">z őskortól a</text:span><text:span text:style-name="T34"> jelen</text:span><text:span text:style-name="T37">korig</text:span><text:span text:style-name="T34"> vezető út során </text:span><text:span text:style-name="T54">nagyjából </text:span><text:span text:style-name="T34">folyamatosan </text:span><text:span text:style-name="T32">e</text:span><text:span text:style-name="T34">melkedett az átlagember kényelmi szintje… és</text:span><text:span text:style-name="T32"> </text:span><text:span text:style-name="T37">nagyon úgy tűnik, </text:span><text:span text:style-name="T32">visszafelé senki nem hajlandó tenni egy t</text:span><text:span text:style-name="T34">appodtat</text:span><text:span text:style-name="T32"> sem. </text:span><text:span text:style-name="T34">Aki élt a </text:span><text:span text:style-name="T32">80-</text:span><text:span text:style-name="T34">as, </text:span><text:span text:style-name="T32">90-es években,</text:span><text:span text:style-name="T34"> visszatekintve,</text:span><text:span text:style-name="T32"> a mostanihoz képest sokkal „kényelmetlenebb” é</text:span><text:span text:style-name="T54">letet élt</text:span><text:span text:style-name="T32">, </text:span><text:span text:style-name="T34">de mivel még nem birtokoltuk a jelen l</text:span><text:span text:style-name="T37">uxusát</text:span><text:span text:style-name="T34">, ezért</text:span><text:span text:style-name="T32"> mégse</text:span><text:span text:style-name="T37">m volt</text:span><text:span text:style-name="T32"> zavaró.</text:span></text:p>
      <text:p text:style-name="P12"><text:span text:style-name="T32">A </text:span><text:span text:style-name="T35">homályos célozgatásokat félretéve olyanokra gondolhatunk, mint hogy </text:span><text:span text:style-name="T60">átváltanánk -e egy olyan csevegő</text:span><text:span text:style-name="T59">alkalmazásra a telefonunkon</text:span><text:span text:style-name="T60">, ami titkosítottan kommunikál, nem gyűjt metaadatokat sem rólunk, viszont... mondjuk nem lehet állítani benne a csevegés háttérszínét, vagy </text:span><text:span text:style-name="T61">háttér</text:span><text:span text:style-name="T60">képét</text:span><text:span text:style-name="T35">? Vagy váltanánk -e olyan levelezőre, amiben nincs benne minden kényelmi funkció, nincs összekapcsolva az azonos szolgáltató felhőtárhelyével, cserébe nem elemzi minden email tartalmát é</text:span><text:span text:style-name="T37">s azért elég jól össze van rakva</text:span><text:span text:style-name="T35">? </text:span><text:span text:style-name="T32">B</text:span><text:span text:style-name="T35">anális kérdések, a válasz viszont döbbenetesen s</text:span><text:span text:style-name="T37">okszor</text:span><text:span text:style-name="T35"> „nem”.</text:span></text:p>
      <text:p text:style-name="P12"><text:span text:style-name="T32">A váltás </text:span><text:span text:style-name="T37">a megszokottról</text:span><text:span text:style-name="T32"> azért is </text:span><text:span text:style-name="T62">tűnik</text:span><text:span text:style-name="T32"> nehéznek mert </text:span><text:span text:style-name="T35">sokszor </text:span><text:span text:style-name="T32">i</text:span><text:span text:style-name="T36">smerőseinket</text:span><text:span text:style-name="T32"> is át kell állítanunk </text:span><text:span text:style-name="T35">az új platformra és e</text:span><text:span text:style-name="T32">z </text:span><text:span text:style-name="T35">néha átmenetileg</text:span><text:span text:style-name="T32"> körülményes </text:span><text:span text:style-name="T35">lehet, </text:span><text:span text:style-name="T37">energiát/</text:span><text:span text:style-name="T41">időt</text:span><text:span text:style-name="T37"> igényel, </text:span><text:span text:style-name="T35">vagy félünk, hogy</text:span><text:span text:style-name="T32"> paranoidnak, bénának tűn</text:span><text:span text:style-name="T37">hetünk, </text:span><text:span text:style-name="T39">nem tudjuk elmagyarázni, hogy miért </text:span><text:span text:style-name="T41">is kéne ez</text:span><text:span text:style-name="T39">.</text:span></text:p>
      <text:p text:style-name="P14"><text:span text:style-name="T35">V</text:span><text:span text:style-name="T36">iszont amennyiben a</text:span><text:span text:style-name="T40"> </text:span><text:span text:style-name="T36">válasz „</text:span><text:span text:style-name="T57">igen</text:span><text:span text:style-name="T36">”, akkor a következő rész</text:span><text:span text:style-name="T54">től kezdve </text:span><text:span text:style-name="T36">m</text:span><text:span text:style-name="T38">egismerkedünk</text:span><text:span text:style-name="T36"> a gyakorlati megoldásokkal, amelyek nagyságrendi minőségi ugrást okoznak majd </text:span><text:span text:style-name="T38">privacy t</text:span><text:span text:style-name="T47">e</text:span><text:span text:style-name="T38">r</text:span><text:span text:style-name="T40">é</text:span><text:span text:style-name="T38">n </text:span><text:span text:style-name="T36">és </text:span><text:span text:style-name="T40">az</text:span><text:span text:style-name="T36"> átlag</text:span><text:span text:style-name="T55">ember</text:span><text:span text:style-name="T36"> számára is könnyen elvégezhetőek.. néha némi kényelemről lemondást </text:span><text:span text:style-name="T42">vagy időt </text:span><text:span text:style-name="T36">kérve cserébe – amely legtöbbször csak átmeneti </text:span><text:span text:style-name="T42">kellemetlenség</text:span><text:span text:style-name="T36">.</text:span></text:p>
      <text:p text:style-name="P15"><text:span text:style-name="T32">Vá</text:span><text:span text:style-name="T26">gjunk hát bele.</text:span></text:p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hu" fo:country="HU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loext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loext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fo:line-height="150%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fo:line-height="150%" fo:text-indent="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01T10:56:00</meta:creation-date>
    <dc:date>2019-12-21T14:52:45.775401392</dc:date>
    <meta:editing-duration>P7DT12H49M39S</meta:editing-duration>
    <meta:editing-cycles>49</meta:editing-cycles>
    <meta:generator>LibreOffice/6.3.0.4$MacOSX_X86_64 LibreOffice_project/057fc023c990d676a43019934386b85b21a9ee99</meta:generator>
    <meta:document-statistic meta:table-count="0" meta:image-count="0" meta:object-count="0" meta:page-count="3" meta:paragraph-count="30" meta:word-count="1111" meta:character-count="8860" meta:non-whitespace-character-count="7757"/>
  </office:meta>
</office:document-meta>
</file>